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sans-serif" svg:font-family="sans-serif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WenQuanYi Micro Hei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 New" svg:font-family="'Courier New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7.1035in" table:align="left"/>
    </style:style>
    <style:style style:name="Table1.A" style:family="table-column">
      <style:table-column-properties style:column-width="1.5688in"/>
    </style:style>
    <style:style style:name="Table1.B" style:family="table-column">
      <style:table-column-properties style:column-width="5.5347in"/>
    </style:style>
    <style:style style:name="Table1.A1" style:family="table-cell">
      <style:table-cell-properties style:vertical-align="middle" fo:background-color="transparent" fo:padding="0.0194in" fo:border="0.05pt solid #aaaaaa">
        <style:background-image/>
      </style:table-cell-properties>
    </style:style>
    <style:style style:name="Table1.B1" style:family="table-cell">
      <style:table-cell-properties style:vertical-align="middle" fo:background-color="#eeeeff" fo:padding="0.0194in" fo:border="0.05pt solid #aaaaaa">
        <style:background-image/>
      </style:table-cell-properties>
    </style:style>
    <style:style style:name="Table1.B2" style:family="table-cell">
      <style:table-cell-properties style:vertical-align="middle" fo:padding="0.0194in" fo:border="0.05pt solid #aaaaaa"/>
    </style:style>
    <style:style style:name="Table1.B3" style:family="table-cell">
      <style:table-cell-properties style:vertical-align="middle" fo:padding="0.0194in" fo:border="0.05pt solid #aaaaaa"/>
    </style:style>
    <style:style style:name="Table1.B4" style:family="table-cell">
      <style:table-cell-properties style:vertical-align="middle" fo:padding="0.0194in" fo:border="0.05pt solid #aaaaaa"/>
    </style:style>
    <style:style style:name="Table1.B5" style:family="table-cell">
      <style:table-cell-properties style:vertical-align="middle" fo:padding="0.0194in" fo:border="0.05pt solid #aaaaaa"/>
    </style:style>
    <style:style style:name="Table1.B6" style:family="table-cell">
      <style:table-cell-properties style:vertical-align="middle" fo:padding="0.0194in" fo:border="0.05pt solid #aaaaaa"/>
    </style:style>
    <style:style style:name="Table1.B7" style:family="table-cell">
      <style:table-cell-properties style:vertical-align="middle" fo:padding="0.0194in" fo:border="0.05pt solid #aaaaaa"/>
    </style:style>
    <style:style style:name="Table1.B8" style:family="table-cell">
      <style:table-cell-properties style:vertical-align="middle" fo:padding="0.0194in" fo:border="0.05pt solid #aaaaaa"/>
    </style:style>
    <style:style style:name="P1" style:family="paragraph" style:parent-style-name="Standard">
      <style:text-properties fo:font-size="14pt" fo:language="ru" fo:country="RU" style:font-size-asian="14pt" style:font-size-complex="14pt"/>
    </style:style>
    <style:style style:name="P2" style:family="paragraph" style:parent-style-name="Standard">
      <style:text-properties fo:font-variant="normal" fo:text-transform="none" fo:color="#000000" style:font-name="Times New Roman" fo:font-size="14pt" fo:letter-spacing="normal" fo:language="ru" fo:country="RU" fo:font-style="normal" fo:font-weight="normal" style:font-size-asian="14pt" style:font-size-complex="14pt"/>
    </style:style>
    <style:style style:name="P3" style:family="paragraph" style:parent-style-name="Standard">
      <style:text-properties fo:font-variant="normal" fo:text-transform="none" fo:color="#000000" style:font-name="sans-serif" fo:font-size="14pt" fo:letter-spacing="normal" fo:language="ru" fo:country="RU" fo:font-style="normal" fo:font-weight="normal" style:font-size-asian="14pt" style:font-size-complex="14pt"/>
    </style:style>
    <style:style style:name="P4" style:family="paragraph" style:parent-style-name="Table_20_Heading">
      <style:text-properties fo:color="#000000" fo:font-size="14pt" fo:language="ru" fo:country="RU" style:font-size-asian="14pt" style:font-size-complex="14pt"/>
    </style:style>
    <style:style style:name="P5" style:family="paragraph" style:parent-style-name="Table_20_Contents">
      <style:text-properties fo:font-size="14pt" fo:language="ru" fo:country="RU" style:font-size-asian="14pt" style:font-size-complex="14pt"/>
    </style:style>
    <style:style style:name="P6" style:family="paragraph" style:parent-style-name="Table_20_Contents">
      <style:text-properties fo:color="#000000" fo:font-size="14pt" fo:language="ru" fo:country="RU" style:font-size-asian="14pt" style:font-size-complex="14pt"/>
    </style:style>
    <style:style style:name="P7" style:family="paragraph" style:parent-style-name="Table_20_Contents">
      <style:paragraph-properties fo:margin-top="0in" fo:margin-bottom="0.1965in"/>
      <style:text-properties fo:font-size="14pt" fo:language="ru" fo:country="RU" style:font-size-asian="14pt" style:font-size-complex="14pt"/>
    </style:style>
    <style:style style:name="P8" style:family="paragraph" style:parent-style-name="Standard" style:list-style-name="L1">
      <style:text-properties fo:font-variant="normal" fo:text-transform="none" fo:color="#000000" style:font-name="Times New Roman" fo:font-size="14pt" fo:letter-spacing="normal" fo:language="ru" fo:country="RU" fo:font-style="normal" fo:font-weight="normal" style:font-size-asian="14pt" style:font-size-complex="14pt"/>
    </style:style>
    <style:style style:name="P9" style:family="paragraph" style:parent-style-name="Standard" style:list-style-name="L1">
      <style:text-properties fo:font-size="14pt" fo:language="ru" fo:country="RU" style:font-size-asian="14pt" style:font-size-complex="14pt"/>
    </style:style>
    <style:style style:name="T1" style:family="text">
      <style:text-properties fo:font-variant="normal" fo:text-transform="none" fo:color="#000000" style:font-name="Times New Roman" fo:letter-spacing="normal"/>
    </style:style>
    <style:style style:name="T2" style:family="text">
      <style:text-properties fo:font-variant="normal" fo:text-transform="none" fo:color="#000000" style:font-name="Times New Roman" fo:letter-spacing="normal" fo:font-style="normal" fo:font-weight="bold"/>
    </style:style>
    <style:style style:name="T3" style:family="text">
      <style:text-properties fo:font-variant="normal" fo:text-transform="none" fo:color="#000000" style:font-name="Times New Roman" fo:letter-spacing="normal" fo:font-style="normal" fo:font-weight="normal"/>
    </style:style>
    <style:style style:name="T4" style:family="text">
      <style:text-properties fo:font-variant="normal" fo:text-transform="none" fo:color="#000000" style:font-name="Times New Roman" fo:letter-spacing="normal" fo:font-style="italic" fo:font-weight="normal"/>
    </style:style>
    <style:style style:name="T5" style:family="text">
      <style:text-properties fo:font-variant="normal" fo:text-transform="none" fo:color="#000000" style:text-line-through-style="none" style:font-name="Times New Roman" fo:letter-spacing="normal" fo:font-style="italic" style:text-underline-style="none" fo:font-weight="normal" style:text-blinking="false"/>
    </style:style>
    <style:style style:name="T6" style:family="text">
      <style:text-properties fo:font-variant="normal" fo:text-transform="none" fo:color="#000000" style:text-line-through-style="none" style:font-name="Times New Roman" fo:letter-spacing="normal" fo:font-style="normal" style:text-underline-style="none" fo:font-weight="normal" style:text-blinking="false"/>
    </style:style>
    <style:style style:name="T7" style:family="text">
      <style:text-properties fo:color="#000000"/>
    </style:style>
    <style:style style:name="T8" style:family="text">
      <style:text-properties fo:color="#000000" style:font-name="Times New Roman" style:language-asian="zxx" style:country-asian="none" style:language-complex="zxx" style:country-complex="none"/>
    </style:style>
    <style:style style:name="T9" style:family="text">
      <style:text-properties fo:color="#000000" style:font-name="Times New Roman" fo:font-weight="bold" style:language-asian="zxx" style:country-asian="none" style:font-weight-asian="bold" style:language-complex="zxx" style:country-complex="none" style:font-weight-complex="bold"/>
    </style:style>
    <style:style style:name="T10" style:family="text">
      <style:text-properties fo:color="#000000" style:font-name="Times New Roman" fo:font-size="32pt" fo:font-weight="bold" style:font-size-asian="32pt" style:language-asian="zxx" style:country-asian="none" style:font-weight-asian="bold" style:font-size-complex="32pt" style:language-complex="zxx" style:country-complex="none" style:font-weight-complex="bold"/>
    </style:style>
    <style:style style:name="T11" style:family="text">
      <style:text-properties fo:color="#000000" style:text-line-through-style="none" style:text-underline-style="none" style:text-blinking="fals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0">4.1 </text:span><text:span text:style-name="T2">Модель OSI (ЕМВВС)</text:span><text:span text:style-name="T1"> </text:span><text:span text:style-name="T3">(</text:span><text:span text:style-name="T4">базова </text:span><text:span text:style-name="T5">еталонна модель</text:span><text:span text:style-name="T4"> взаємодії </text:span><text:span text:style-name="T5">відкритих систем</text:span><text:span text:style-name="T3">, </text:span><text:span text:style-name="T6">англ.</text:span><text:span text:style-name="T1"> </text:span><text:span text:style-name="T4">Open Systems Interconnection Basic Reference Model</text:span><text:span text:style-name="T3">, 1978 р.) — абстрактна </text:span><text:span text:style-name="T6">мережева модель</text:span><text:span text:style-name="T1"> </text:span><text:span text:style-name="T3">для комунікацій і розробки </text:span><text:span text:style-name="T6">мережевих протоколів</text:span><text:span text:style-name="T3">. Представляє</text:span><text:span text:style-name="T6">рівневий підхід</text:span><text:span text:style-name="T1"> </text:span><text:span text:style-name="T3">до </text:span><text:span text:style-name="T6">мережі</text:span><text:span text:style-name="T3">. Кожен рівень обслуговує свою частину процесу взаємодії. Завдяки такій структурі спільна робота </text:span><text:span text:style-name="T6">мережевого обладнання</text:span><text:span text:style-name="T1"> </text:span><text:span text:style-name="T3">й </text:span><text:span text:style-name="T6">програмного забезпечення</text:span><text:span text:style-name="T1"> </text:span><text:span text:style-name="T3">стає набагато простішою, прозорішою й зрозумілішою.</text:span></text:p>
      <text:p text:style-name="P2">Модель складається з 7-ми рівнів, розташованих вертикально один над іншим. Кожен рівень може взаємодіяти тільки зі своїми сусідами й виконувати відведені тільки йому функції.</text:p>
      <text:p text:style-name="P3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">Рівень OSI</text:p>
          </table:table-cell>
          <table:table-cell table:style-name="Table1.B1" office:value-type="string">
            <text:p text:style-name="P4">Протоколи</text:p>
          </table:table-cell>
        </table:table-row>
        <table:table-row>
          <table:table-cell table:style-name="Table1.A1" office:value-type="string">
            <text:p text:style-name="P6">прикладний</text:p>
          </table:table-cell>
          <table:table-cell table:style-name="Table1.B2" office:value-type="string">
            <text:p text:style-name="P7"><text:span text:style-name="T11">HTTP</text:span><text:span text:style-name="T7">, </text:span><text:span text:style-name="T11">gopher</text:span><text:span text:style-name="T7">, </text:span><text:span text:style-name="T11">Telnet</text:span><text:span text:style-name="T7">, </text:span><text:span text:style-name="T11">DNS</text:span><text:span text:style-name="T7">, </text:span><text:span text:style-name="T11">DHCP</text:span><text:span text:style-name="T7">, </text:span><text:span text:style-name="T11">SMTP</text:span></text:p>
          </table:table-cell>
        </table:table-row>
        <table:table-row>
          <table:table-cell table:style-name="Table1.A1" office:value-type="string">
            <text:p text:style-name="P6">відображення</text:p>
          </table:table-cell>
          <table:table-cell table:style-name="Table1.B3" office:value-type="string">
            <text:p text:style-name="P5"><text:span text:style-name="T11">ASN.1</text:span><text:span text:style-name="T7">, </text:span><text:span text:style-name="T11">XML</text:span><text:span text:style-name="T7">, </text:span><text:span text:style-name="T11">TDI</text:span><text:span text:style-name="T7">, </text:span><text:span text:style-name="T11">XDR</text:span><text:span text:style-name="T7">, </text:span><text:span text:style-name="T11">NCP</text:span><text:span text:style-name="T7">, </text:span><text:span text:style-name="T11">AFP</text:span><text:span text:style-name="T7">, </text:span><text:span text:style-name="T11">ASCII</text:span><text:span text:style-name="T7">, </text:span><text:span text:style-name="T11">Unicode</text:span></text:p>
          </table:table-cell>
        </table:table-row>
        <table:table-row>
          <table:table-cell table:style-name="Table1.A1" office:value-type="string">
            <text:p text:style-name="P6">сеансовий</text:p>
          </table:table-cell>
          <table:table-cell table:style-name="Table1.B4" office:value-type="string">
            <text:p text:style-name="P5"><text:span text:style-name="T11">ASP</text:span><text:span text:style-name="T7">, </text:span><text:span text:style-name="T11">ADSP</text:span><text:span text:style-name="T7">, </text:span><text:span text:style-name="T11">DLC</text:span><text:span text:style-name="T7">, </text:span><text:span text:style-name="T11">Named Pipes</text:span><text:span text:style-name="T7">, </text:span><text:span text:style-name="T11">NBT</text:span><text:span text:style-name="T7">, </text:span><text:span text:style-name="T11">NetBIOS</text:span><text:span text:style-name="T7">, </text:span><text:span text:style-name="T11">NWLink</text:span><text:span text:style-name="T7">, </text:span><text:span text:style-name="T11">Printer Access Protocol</text:span><text:span text:style-name="T7">, </text:span><text:span text:style-name="T11">Zone Information Protocol</text:span><text:span text:style-name="T7">, </text:span><text:span text:style-name="T11">SSL</text:span><text:span text:style-name="T7">, </text:span><text:span text:style-name="T11">TLS</text:span><text:span text:style-name="T7">, </text:span><text:span text:style-name="T11">SOCKS</text:span><text:span text:style-name="T7">, </text:span><text:span text:style-name="T11">PPTP</text:span></text:p>
          </table:table-cell>
        </table:table-row>
        <table:table-row>
          <table:table-cell table:style-name="Table1.A1" office:value-type="string">
            <text:p text:style-name="P6">транспортний</text:p>
          </table:table-cell>
          <table:table-cell table:style-name="Table1.B5" office:value-type="string">
            <text:p text:style-name="P5"><text:span text:style-name="T11">TCP</text:span><text:span text:style-name="T7">, </text:span><text:span text:style-name="T11">UDP</text:span><text:span text:style-name="T7">, </text:span><text:span text:style-name="T11">NetBEUI</text:span><text:span text:style-name="T7">, </text:span><text:span text:style-name="T11">AEP</text:span><text:span text:style-name="T7">, </text:span><text:span text:style-name="T11">ATP</text:span><text:span text:style-name="T7">, </text:span><text:span text:style-name="T11">IL</text:span><text:span text:style-name="T7">, </text:span><text:span text:style-name="T11">NBP</text:span><text:span text:style-name="T7">, </text:span><text:span text:style-name="T11">RTMP</text:span><text:span text:style-name="T7">, </text:span><text:span text:style-name="T11">SMB</text:span><text:span text:style-name="T7">, </text:span><text:span text:style-name="T11">SPX</text:span><text:span text:style-name="T7">, </text:span><text:span text:style-name="T11">SCTP</text:span><text:span text:style-name="T7">, </text:span><text:span text:style-name="T11">DCCP</text:span><text:span text:style-name="T7">, </text:span><text:span text:style-name="T11">RTP</text:span><text:span text:style-name="T7">, </text:span><text:span text:style-name="T11">STP</text:span><text:span text:style-name="T7">, </text:span><text:span text:style-name="T11">TFTP</text:span></text:p>
          </table:table-cell>
        </table:table-row>
        <table:table-row>
          <table:table-cell table:style-name="Table1.A1" office:value-type="string">
            <text:p text:style-name="P6">мережевий</text:p>
          </table:table-cell>
          <table:table-cell table:style-name="Table1.B6" office:value-type="string">
            <text:p text:style-name="P5"><text:span text:style-name="T11">IPv4</text:span><text:span text:style-name="T7">, </text:span><text:span text:style-name="T11">IPv6</text:span><text:span text:style-name="T7">, </text:span><text:span text:style-name="T11">ICMP</text:span><text:span text:style-name="T7">, </text:span><text:span text:style-name="T11">IGMP</text:span><text:span text:style-name="T7">, </text:span><text:span text:style-name="T11">IPX</text:span><text:span text:style-name="T7">, </text:span><text:span text:style-name="T11">NWLink</text:span><text:span text:style-name="T7">, </text:span><text:span text:style-name="T11">NetBEUI</text:span><text:span text:style-name="T7">, </text:span><text:span text:style-name="T11">DDP</text:span><text:span text:style-name="T7">, </text:span><text:span text:style-name="T11">IPSec</text:span><text:span text:style-name="T7">, </text:span><text:span text:style-name="T11">ARP</text:span><text:span text:style-name="T7">, </text:span><text:span text:style-name="T11">SKIP</text:span></text:p>
          </table:table-cell>
        </table:table-row>
        <table:table-row>
          <table:table-cell table:style-name="Table1.A1" office:value-type="string">
            <text:p text:style-name="P6">канальний (Ланки даних)</text:p>
          </table:table-cell>
          <table:table-cell table:style-name="Table1.B7" office:value-type="string">
            <text:p text:style-name="P5"><text:span text:style-name="T11"><text:s/>Ring</text:span><text:span text:style-name="T7">, </text:span><text:span text:style-name="T11">PPP</text:span><text:span text:style-name="T7">, </text:span><text:span text:style-name="T11">PPPoE</text:span><text:span text:style-name="T7">, </text:span><text:span text:style-name="T11">StarLan</text:span><text:span text:style-name="T7">, </text:span><text:span text:style-name="T11">WiFi</text:span><text:span text:style-name="T7">, </text:span><text:span text:style-name="T11">PPTP</text:span><text:span text:style-name="T7"> , </text:span><text:span text:style-name="T11">L2F</text:span><text:span text:style-name="T7">, </text:span><text:span text:style-name="T11">L2TP</text:span><text:span text:style-name="T7">, </text:span><text:span text:style-name="T11">PROFIBUS</text:span></text:p>
          </table:table-cell>
        </table:table-row>
        <table:table-row>
          <table:table-cell table:style-name="Table1.A1" office:value-type="string">
            <text:p text:style-name="P6">фізичний</text:p>
          </table:table-cell>
          <table:table-cell table:style-name="Table1.B8" office:value-type="string">
            <text:p text:style-name="P5"><text:span text:style-name="T11">RS-232</text:span><text:span text:style-name="T7">, </text:span><text:span text:style-name="T11">RS-422</text:span><text:span text:style-name="T7">, </text:span><text:span text:style-name="T11">RS-423</text:span><text:span text:style-name="T7">, </text:span><text:span text:style-name="T11">RS-449</text:span><text:span text:style-name="T7">, </text:span><text:span text:style-name="T11">RS-485</text:span><text:span text:style-name="T7">, </text:span><text:span text:style-name="T11">ITU-T</text:span><text:span text:style-name="T7">, </text:span><text:span text:style-name="T11">RJ-11</text:span><text:span text:style-name="T7">, </text:span><text:span text:style-name="T11">T-carrier</text:span><text:span text:style-name="T7"> (T1, </text:span><text:span text:style-name="T11">E1</text:span><text:span text:style-name="T7">), модифікації стандарту </text:span><text:span text:style-name="T11">Ethernet</text:span><text:span text:style-name="T7">:</text:span></text:p>
          </table:table-cell>
        </table:table-row>
      </table:table>
      <text:p text:style-name="P3"/>
      <text:list xml:id="list5768388822" text:style-name="L1">
        <text:list-item>
          <text:p text:style-name="P8">Прикладний - Верхній (7-й) рівень моделі, забезпечує взаємодію мережі й користувача. </text:p>
        </text:list-item>
        <text:list-item>
          <text:p text:style-name="P8">Відображення - Цей рівень відповідає за перетворення протоколів і кодування/декодування даних.</text:p>
        </text:list-item>
        <text:list-item>
          <text:p text:style-name="P9"><text:span text:style-name="T3">Сеансовий - ідповідає за підтримку сеансу зв'язку, дозволяючи </text:span><text:span text:style-name="T6">додаткам</text:span><text:span text:style-name="T1"> </text:span><text:span text:style-name="T3">взаємодіяти між собою тривалий час. </text:span></text:p>
        </text:list-item>
        <text:list-item>
          <text:p text:style-name="P8">Транспортний - призначений для доставлення даних без помилок, втрат і дублювання в тій послідовності, у якій вони були передані. </text:p>
        </text:list-item>
        <text:list-item>
          <text:p text:style-name="P8">Мережевий- <text:s/>Відповідає за трансляцію логічних адрес й імен у фізичні, визначення найкоротших маршрутів, комутацію й маршрутизацію пакетів, відстеження неполадок і заторів у мережі.</text:p>
        </text:list-item>
        <text:list-item>
          <text:p text:style-name="P8">Канальний - Цей рівень призначений для забезпечення взаємодії мереж на фізичному рівні й контролю за помилками, які можуть виникнути.</text:p>
        </text:list-item>
        <text:list-item>
          <text:p text:style-name="P8">Фізичний - Найнижчий рівень моделі, призначений безпосередньо для передачі потоку даних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sans-serif" svg:font-family="sans-serif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WenQuanYi Micro Hei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 New" svg:font-family="'Courier New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mark" style:family="paragraph" style:parent-style-name="Standard" style:class="text">
      <style:paragraph-properties fo:text-align="justify" style:justify-single-word="false" style:shadow="none">
        <style:tab-stops/>
      </style:paragraph-properties>
      <style:text-properties fo:color="#000000" style:font-name="Times New Roman" fo:font-size="14pt" style:font-size-asian="14pt" style:font-size-complex="14pt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Droid Sans" style:font-size-asian="18pt" style:font-weight-asian="bold" style:font-name-complex="Lohit Hindi" style:font-size-complex="18pt" style:font-weight-complex="bold"/>
    </style:style>
    <style:style style:name="List_20_Paragraph" style:display-name="List Paragraph" style:family="paragraph" style:parent-style-name="Standard" style:default-outline-level="">
      <style:paragraph-properties fo:margin="100%" fo:margin-left="0.5in" fo:margin-right="0in" fo:margin-top="0in" fo:margin-bottom="0in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Droid Sans" style:font-size-asian="12pt" style:font-weight-asian="bold" style:font-name-complex="Lohit Hindi" style:font-size-complex="12pt" style:font-weight-complex="bold"/>
    </style:style>
    <style:style style:name="List_20_Contents" style:display-name="List Contents" style:family="paragraph" style:parent-style-name="Standard" style:class="html">
      <style:paragraph-properties fo:margin="100%" fo:margin-left="0.3937in" fo:margin-right="0in" fo:margin-top="0in" fo:margin-bottom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="100%" fo:margin-left="0in" fo:margin-right="0in" fo:margin-top="0in" fo:margin-bottom="0in" fo:text-indent="0in" style:auto-text-indent="false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ListLabel_20_1" style:display-name="ListLabel 1" style:family="text">
      <style:text-properties style:font-name-complex="Courier New"/>
    </style:style>
    <style:style style:name="Source_20_Text" style:display-name="Source Text" style:family="text">
      <style:text-properties style:font-name="Droid Sans Mono" style:font-name-asian="WenQuanYi Micro Hei" style:font-name-complex="Lohit Hindi2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4138in" fo:margin-bottom="0.3827in" fo:margin-left="0.4646in" fo:margin-right="0.4173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k </meta:initial-creator>
    <meta:creation-date>2015-07-09T19:41:26</meta:creation-date>
    <meta:generator>LibreOffice/3.5$Linux_X86_64 LibreOffice_project/350m1$Build-2</meta:generator>
    <dc:date>2015-07-10T01:15:12</dc:date>
    <dc:creator>mark </dc:creator>
    <meta:editing-duration>P0D</meta:editing-duration>
    <meta:editing-cycles>16</meta:editing-cycles>
    <meta:document-statistic meta:table-count="1" meta:image-count="0" meta:object-count="0" meta:page-count="1" meta:paragraph-count="25" meta:word-count="288" meta:character-count="2071" meta:non-whitespace-character-count="1810"/>
  </office:meta>
</office:document-meta>
</file>